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2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" style:family="graphic" style:parent-style-name="standard">
      <style:graphic-properties draw:fill-color="#3465a4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svg:stroke-color="#3465a4" draw:fill-color="#3465a4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3.161cm" svg:x="5.876cm" svg:y="5.0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92cm" svg:height="8.33cm" svg:x="5.153cm" svg:y="11.4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029cm" svg:height="1.131cm" svg:x="10.415cm" svg:y="7.1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616cm" svg:y1="19.721cm" svg:x2="26.613cm" svg:y2="19.721cm">
          <text:p/>
        </draw:line>
        <draw:custom-shape draw:style-name="gr3" draw:text-style-name="P1" draw:layer="layout" svg:width="22.455cm" svg:height="6.43cm" svg:x="28.753cm" svg:y="7.44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7.215cm" svg:y1="13.909cm" svg:x2="51.212cm" svg:y2="13.909cm">
          <text:p/>
        </draw:line>
        <draw:custom-shape draw:style-name="gr4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615cm" svg:y1="8.283cm" svg:x2="26.612cm" svg:y2="8.283cm">
          <text:p/>
        </draw:line>
        <draw:line draw:style-name="gr5" draw:text-style-name="P1" draw:layer="layout" svg:x1="1.819cm" svg:y1="1.764cm" svg:x2="27.285cm" svg:y2="1.7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4-28T12:02:55.381253083</dc:date>
    <dc:creator>elucterio </dc:creator>
    <meta:editing-duration>P2DT9H7M27S</meta:editing-duration>
    <meta:editing-cycles>15</meta:editing-cycles>
    <meta:generator>LibreOffice/4.2.8.2$Linux_X86_64 LibreOffice_project/420m0$Build-2</meta:generator>
    <meta:document-statistic meta:object-count="16"/>
  </office:meta>
</office:document-meta>
</file>